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draw:marker-start="Arrowheads_20_1" draw:marker-start-width="0.152cm" draw:marker-start-center="true" draw:marker-end-center="tru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size="6pt"/>
    </style:style>
    <style:style style:name="T2" style:family="text">
      <style:text-properties fo:font-size="10pt"/>
    </style:style>
    <style:style style:name="T3" style:family="text">
      <style:text-properties fo:font-size="12pt" fo:font-weight="bold"/>
    </style:style>
    <style:style style:name="T4" style:family="text">
      <style:text-properties fo:font-family="Arial" style:font-style-name="Regular" style:font-family-generic="swiss" style:font-pitch="variable" fo:font-size="1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847cm" svg:height="0.847cm" draw:transform="rotate (1.56364047686142) translate (5.08cm 5.49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layout" svg:width="0.847cm" svg:height="0.847cm" draw:transform="rotate (1.56364047686142) translate (8.466cm 13.9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layout" svg:width="0.847cm" svg:height="0.847cm" draw:transform="rotate (1.56364047686142) translate (9.736cm 14.81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3" draw:layer="layout" svg:width="0.847cm" svg:height="0.847cm" draw:transform="rotate (1.56364047686142) translate (6.976cm 8.672cm)">
          <text:p text:style-name="P2"><text:span text:style-name="T1">TRI</text:span></text:p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2" draw:text-style-name="P3" draw:layer="layout" svg:width="0.847cm" svg:height="0.847cm" draw:transform="rotate (1.56364047686142) translate (8.255cm 9.307cm)">
          <text:p text:style-name="P2"><text:span text:style-name="T1">TRI</text:span></text:p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2" draw:text-style-name="P3" draw:layer="layout" svg:width="0.847cm" svg:height="0.847cm" draw:transform="rotate (1.56364047686142) translate (9.517cm 9.948cm)">
          <text:p text:style-name="P2"><text:span text:style-name="T1">TRI</text:span></text:p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2" draw:text-style-name="P3" draw:layer="layout" svg:width="0.847cm" svg:height="0.847cm" draw:transform="rotate (1.56364047686142) translate (10.795cm 10.571cm)">
          <text:p text:style-name="P2"><text:span text:style-name="T1">TRI</text:span></text:p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2" draw:text-style-name="P3" draw:layer="layout" svg:width="0.847cm" svg:height="0.847cm" draw:transform="rotate (1.56364047686142) translate (12.057cm 11.212cm)">
          <text:p text:style-name="P2"><text:span text:style-name="T1">TRI</text:span></text:p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line draw:style-name="gr3" draw:text-style-name="P1" draw:layer="layout" svg:x1="6.977cm" svg:y1="8.255cm" svg:x2="4.656cm" svg:y2="8.255cm">
          <text:p/>
        </draw:line>
        <draw:line draw:style-name="gr3" draw:text-style-name="P1" draw:layer="layout" svg:x1="8.256cm" svg:y1="8.89cm" svg:x2="4.657cm" svg:y2="8.89cm">
          <text:p/>
        </draw:line>
        <draw:line draw:style-name="gr3" draw:text-style-name="P1" draw:layer="layout" svg:x1="9.518cm" svg:y1="9.525cm" svg:x2="4.657cm" svg:y2="9.525cm">
          <text:p/>
        </draw:line>
        <draw:line draw:style-name="gr3" draw:text-style-name="P1" draw:layer="layout" svg:x1="10.796cm" svg:y1="10.16cm" svg:x2="4.657cm" svg:y2="10.16cm">
          <text:p/>
        </draw:line>
        <draw:line draw:style-name="gr3" draw:text-style-name="P1" draw:layer="layout" svg:x1="12.058cm" svg:y1="10.795cm" svg:x2="4.657cm" svg:y2="10.795cm">
          <text:p/>
        </draw:line>
        <draw:g>
          <draw:line draw:style-name="gr3" draw:text-style-name="P1" draw:layer="layout" svg:x1="3.953cm" svg:y1="8.466cm" svg:x2="3.796cm" svg:y2="8.042cm">
            <text:p/>
          </draw:line>
          <draw:line draw:style-name="gr3" draw:text-style-name="P1" draw:layer="layout" svg:x1="3.719cm" svg:y1="8.254cm" svg:x2="3.797cm" svg:y2="8.042cm">
            <text:p/>
          </draw:line>
          <draw:line draw:style-name="gr3" draw:text-style-name="P1" draw:layer="layout" svg:x1="3.953cm" svg:y1="8.466cm" svg:x2="3.797cm" svg:y2="8.042cm">
            <text:p/>
          </draw:line>
          <draw:line draw:style-name="gr3" draw:text-style-name="P1" draw:layer="layout" svg:x1="3.953cm" svg:y1="8.465cm" svg:x2="4.11cm" svg:y2="8.042cm">
            <text:p/>
          </draw:line>
          <draw:line draw:style-name="gr3" draw:text-style-name="P1" draw:layer="layout" svg:x1="4.267cm" svg:y1="8.466cm" svg:x2="4.11cm" svg:y2="8.042cm">
            <text:p/>
          </draw:line>
          <draw:line draw:style-name="gr3" draw:text-style-name="P1" draw:layer="layout" svg:x1="4.265cm" svg:y1="8.465cm" svg:x2="4.422cm" svg:y2="8.042cm">
            <text:p/>
          </draw:line>
          <draw:line draw:style-name="gr3" draw:text-style-name="P1" draw:layer="layout" svg:x1="4.579cm" svg:y1="8.466cm" svg:x2="4.422cm" svg:y2="8.042cm">
            <text:p/>
          </draw:line>
          <draw:line draw:style-name="gr3" draw:text-style-name="P1" draw:layer="layout" svg:x1="4.579cm" svg:y1="8.466cm" svg:x2="4.656cm" svg:y2="8.254cm">
            <text:p/>
          </draw:line>
        </draw:g>
        <draw:g>
          <draw:line draw:style-name="gr3" draw:text-style-name="P1" draw:layer="layout" svg:x1="3.954cm" svg:y1="9.101cm" svg:x2="3.797cm" svg:y2="8.677cm">
            <text:p/>
          </draw:line>
          <draw:line draw:style-name="gr3" draw:text-style-name="P1" draw:layer="layout" svg:x1="3.72cm" svg:y1="8.889cm" svg:x2="3.798cm" svg:y2="8.677cm">
            <text:p/>
          </draw:line>
          <draw:line draw:style-name="gr3" draw:text-style-name="P1" draw:layer="layout" svg:x1="3.954cm" svg:y1="9.101cm" svg:x2="3.798cm" svg:y2="8.677cm">
            <text:p/>
          </draw:line>
          <draw:line draw:style-name="gr3" draw:text-style-name="P1" draw:layer="layout" svg:x1="3.954cm" svg:y1="9.1cm" svg:x2="4.111cm" svg:y2="8.677cm">
            <text:p/>
          </draw:line>
          <draw:line draw:style-name="gr3" draw:text-style-name="P1" draw:layer="layout" svg:x1="4.268cm" svg:y1="9.101cm" svg:x2="4.111cm" svg:y2="8.677cm">
            <text:p/>
          </draw:line>
          <draw:line draw:style-name="gr3" draw:text-style-name="P1" draw:layer="layout" svg:x1="4.266cm" svg:y1="9.1cm" svg:x2="4.423cm" svg:y2="8.677cm">
            <text:p/>
          </draw:line>
          <draw:line draw:style-name="gr3" draw:text-style-name="P1" draw:layer="layout" svg:x1="4.58cm" svg:y1="9.101cm" svg:x2="4.423cm" svg:y2="8.677cm">
            <text:p/>
          </draw:line>
          <draw:line draw:style-name="gr3" draw:text-style-name="P1" draw:layer="layout" svg:x1="4.58cm" svg:y1="9.101cm" svg:x2="4.657cm" svg:y2="8.889cm">
            <text:p/>
          </draw:line>
        </draw:g>
        <draw:g>
          <draw:line draw:style-name="gr3" draw:text-style-name="P1" draw:layer="layout" svg:x1="3.954cm" svg:y1="9.737cm" svg:x2="3.797cm" svg:y2="9.313cm">
            <text:p/>
          </draw:line>
          <draw:line draw:style-name="gr3" draw:text-style-name="P1" draw:layer="layout" svg:x1="3.72cm" svg:y1="9.525cm" svg:x2="3.798cm" svg:y2="9.313cm">
            <text:p/>
          </draw:line>
          <draw:line draw:style-name="gr3" draw:text-style-name="P1" draw:layer="layout" svg:x1="3.954cm" svg:y1="9.737cm" svg:x2="3.798cm" svg:y2="9.313cm">
            <text:p/>
          </draw:line>
          <draw:line draw:style-name="gr3" draw:text-style-name="P1" draw:layer="layout" svg:x1="3.954cm" svg:y1="9.736cm" svg:x2="4.111cm" svg:y2="9.313cm">
            <text:p/>
          </draw:line>
          <draw:line draw:style-name="gr3" draw:text-style-name="P1" draw:layer="layout" svg:x1="4.268cm" svg:y1="9.737cm" svg:x2="4.111cm" svg:y2="9.313cm">
            <text:p/>
          </draw:line>
          <draw:line draw:style-name="gr3" draw:text-style-name="P1" draw:layer="layout" svg:x1="4.266cm" svg:y1="9.736cm" svg:x2="4.423cm" svg:y2="9.313cm">
            <text:p/>
          </draw:line>
          <draw:line draw:style-name="gr3" draw:text-style-name="P1" draw:layer="layout" svg:x1="4.58cm" svg:y1="9.737cm" svg:x2="4.423cm" svg:y2="9.313cm">
            <text:p/>
          </draw:line>
          <draw:line draw:style-name="gr3" draw:text-style-name="P1" draw:layer="layout" svg:x1="4.58cm" svg:y1="9.737cm" svg:x2="4.657cm" svg:y2="9.525cm">
            <text:p/>
          </draw:line>
        </draw:g>
        <draw:g>
          <draw:line draw:style-name="gr3" draw:text-style-name="P1" draw:layer="layout" svg:x1="3.954cm" svg:y1="10.372cm" svg:x2="3.797cm" svg:y2="9.948cm">
            <text:p/>
          </draw:line>
          <draw:line draw:style-name="gr3" draw:text-style-name="P1" draw:layer="layout" svg:x1="3.72cm" svg:y1="10.16cm" svg:x2="3.798cm" svg:y2="9.948cm">
            <text:p/>
          </draw:line>
          <draw:line draw:style-name="gr3" draw:text-style-name="P1" draw:layer="layout" svg:x1="3.954cm" svg:y1="10.372cm" svg:x2="3.798cm" svg:y2="9.948cm">
            <text:p/>
          </draw:line>
          <draw:line draw:style-name="gr3" draw:text-style-name="P1" draw:layer="layout" svg:x1="3.954cm" svg:y1="10.371cm" svg:x2="4.111cm" svg:y2="9.948cm">
            <text:p/>
          </draw:line>
          <draw:line draw:style-name="gr3" draw:text-style-name="P1" draw:layer="layout" svg:x1="4.268cm" svg:y1="10.372cm" svg:x2="4.111cm" svg:y2="9.948cm">
            <text:p/>
          </draw:line>
          <draw:line draw:style-name="gr3" draw:text-style-name="P1" draw:layer="layout" svg:x1="4.266cm" svg:y1="10.371cm" svg:x2="4.423cm" svg:y2="9.948cm">
            <text:p/>
          </draw:line>
          <draw:line draw:style-name="gr3" draw:text-style-name="P1" draw:layer="layout" svg:x1="4.58cm" svg:y1="10.372cm" svg:x2="4.423cm" svg:y2="9.948cm">
            <text:p/>
          </draw:line>
          <draw:line draw:style-name="gr3" draw:text-style-name="P1" draw:layer="layout" svg:x1="4.58cm" svg:y1="10.372cm" svg:x2="4.657cm" svg:y2="10.16cm">
            <text:p/>
          </draw:line>
        </draw:g>
        <draw:g>
          <draw:line draw:style-name="gr3" draw:text-style-name="P1" draw:layer="layout" svg:x1="3.954cm" svg:y1="11.006cm" svg:x2="3.797cm" svg:y2="10.582cm">
            <text:p/>
          </draw:line>
          <draw:line draw:style-name="gr3" draw:text-style-name="P1" draw:layer="layout" svg:x1="3.72cm" svg:y1="10.794cm" svg:x2="3.798cm" svg:y2="10.582cm">
            <text:p/>
          </draw:line>
          <draw:line draw:style-name="gr3" draw:text-style-name="P1" draw:layer="layout" svg:x1="3.954cm" svg:y1="11.006cm" svg:x2="3.798cm" svg:y2="10.582cm">
            <text:p/>
          </draw:line>
          <draw:line draw:style-name="gr3" draw:text-style-name="P1" draw:layer="layout" svg:x1="3.954cm" svg:y1="11.005cm" svg:x2="4.111cm" svg:y2="10.582cm">
            <text:p/>
          </draw:line>
          <draw:line draw:style-name="gr3" draw:text-style-name="P1" draw:layer="layout" svg:x1="4.268cm" svg:y1="11.006cm" svg:x2="4.111cm" svg:y2="10.582cm">
            <text:p/>
          </draw:line>
          <draw:line draw:style-name="gr3" draw:text-style-name="P1" draw:layer="layout" svg:x1="4.266cm" svg:y1="11.005cm" svg:x2="4.423cm" svg:y2="10.582cm">
            <text:p/>
          </draw:line>
          <draw:line draw:style-name="gr3" draw:text-style-name="P1" draw:layer="layout" svg:x1="4.58cm" svg:y1="11.006cm" svg:x2="4.423cm" svg:y2="10.582cm">
            <text:p/>
          </draw:line>
          <draw:line draw:style-name="gr3" draw:text-style-name="P1" draw:layer="layout" svg:x1="4.58cm" svg:y1="11.006cm" svg:x2="4.657cm" svg:y2="10.794cm">
            <text:p/>
          </draw:line>
        </draw:g>
        <draw:line draw:style-name="gr3" draw:text-style-name="P1" draw:layer="layout" svg:x1="3.719cm" svg:y1="8.255cm" svg:x2="2.54cm" svg:y2="8.255cm">
          <text:p/>
        </draw:line>
        <draw:line draw:style-name="gr3" draw:text-style-name="P1" draw:layer="layout" svg:x1="3.72cm" svg:y1="8.89cm" svg:x2="2.541cm" svg:y2="8.89cm">
          <text:p/>
        </draw:line>
        <draw:line draw:style-name="gr3" draw:text-style-name="P1" draw:layer="layout" svg:x1="3.72cm" svg:y1="9.525cm" svg:x2="2.541cm" svg:y2="9.525cm">
          <text:p/>
        </draw:line>
        <draw:line draw:style-name="gr3" draw:text-style-name="P1" draw:layer="layout" svg:x1="3.72cm" svg:y1="10.16cm" svg:x2="2.541cm" svg:y2="10.16cm">
          <text:p/>
        </draw:line>
        <draw:line draw:style-name="gr3" draw:text-style-name="P1" draw:layer="layout" svg:x1="3.72cm" svg:y1="10.795cm" svg:x2="2.541cm" svg:y2="10.795cm">
          <text:p/>
        </draw:line>
        <draw:line draw:style-name="gr3" draw:text-style-name="P1" draw:layer="layout" svg:x1="4.656cm" svg:y1="5.08cm" svg:x2="2.541cm" svg:y2="5.08cm">
          <text:p/>
        </draw:line>
        <draw:custom-shape draw:style-name="gr4" draw:text-style-name="P1" draw:layer="layout" svg:width="0.423cm" svg:height="0.423cm" svg:x="4.656cm" svg:y="4.8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7.112cm" svg:y1="5.08cm" svg:x2="5.933cm" svg:y2="5.08cm">
          <text:p/>
        </draw:line>
        <draw:line draw:style-name="gr3" draw:text-style-name="P1" draw:layer="layout" svg:x1="7.112cm" svg:y1="3.598cm" svg:x2="7.112cm" svg:y2="5.08cm">
          <text:p/>
        </draw:line>
        <draw:line draw:style-name="gr3" draw:text-style-name="P1" draw:layer="layout" svg:x1="7.408cm" svg:y1="3.598cm" svg:x2="6.857cm" svg:y2="3.598cm">
          <text:p/>
        </draw:line>
        <draw:frame draw:style-name="gr5" draw:text-style-name="P4" draw:layer="layout" svg:width="1.482cm" svg:height="0.882cm" svg:x="6.561cm" svg:y="3.136cm">
          <draw:text-box>
            <text:p text:style-name="P4"><text:span text:style-name="T2">Vcc</text:span></text:p>
            <text:p text:style-name="P4"><text:span text:style-name="T1"/></text:p>
          </draw:text-box>
        </draw:frame>
        <draw:line draw:style-name="gr3" draw:text-style-name="P1" draw:layer="layout" svg:x1="8.466cm" svg:y1="13.546cm" svg:x2="4.657cm" svg:y2="13.546cm">
          <text:p/>
        </draw:line>
        <draw:line draw:style-name="gr3" draw:text-style-name="P1" draw:layer="layout" svg:x1="9.736cm" svg:y1="14.393cm" svg:x2="4.657cm" svg:y2="14.393cm">
          <text:p/>
        </draw:line>
        <draw:g>
          <draw:line draw:style-name="gr3" draw:text-style-name="P1" draw:layer="layout" svg:x1="3.955cm" svg:y1="13.758cm" svg:x2="3.798cm" svg:y2="13.334cm">
            <text:p/>
          </draw:line>
          <draw:line draw:style-name="gr3" draw:text-style-name="P1" draw:layer="layout" svg:x1="3.721cm" svg:y1="13.546cm" svg:x2="3.799cm" svg:y2="13.334cm">
            <text:p/>
          </draw:line>
          <draw:line draw:style-name="gr3" draw:text-style-name="P1" draw:layer="layout" svg:x1="3.955cm" svg:y1="13.758cm" svg:x2="3.799cm" svg:y2="13.334cm">
            <text:p/>
          </draw:line>
          <draw:line draw:style-name="gr3" draw:text-style-name="P1" draw:layer="layout" svg:x1="3.955cm" svg:y1="13.757cm" svg:x2="4.112cm" svg:y2="13.334cm">
            <text:p/>
          </draw:line>
          <draw:line draw:style-name="gr3" draw:text-style-name="P1" draw:layer="layout" svg:x1="4.269cm" svg:y1="13.758cm" svg:x2="4.112cm" svg:y2="13.334cm">
            <text:p/>
          </draw:line>
          <draw:line draw:style-name="gr3" draw:text-style-name="P1" draw:layer="layout" svg:x1="4.267cm" svg:y1="13.757cm" svg:x2="4.424cm" svg:y2="13.334cm">
            <text:p/>
          </draw:line>
          <draw:line draw:style-name="gr3" draw:text-style-name="P1" draw:layer="layout" svg:x1="4.581cm" svg:y1="13.758cm" svg:x2="4.424cm" svg:y2="13.334cm">
            <text:p/>
          </draw:line>
          <draw:line draw:style-name="gr3" draw:text-style-name="P1" draw:layer="layout" svg:x1="4.581cm" svg:y1="13.758cm" svg:x2="4.658cm" svg:y2="13.546cm">
            <text:p/>
          </draw:line>
        </draw:g>
        <draw:g>
          <draw:line draw:style-name="gr3" draw:text-style-name="P1" draw:layer="layout" svg:x1="3.955cm" svg:y1="14.605cm" svg:x2="3.798cm" svg:y2="14.181cm">
            <text:p/>
          </draw:line>
          <draw:line draw:style-name="gr3" draw:text-style-name="P1" draw:layer="layout" svg:x1="3.721cm" svg:y1="14.393cm" svg:x2="3.799cm" svg:y2="14.181cm">
            <text:p/>
          </draw:line>
          <draw:line draw:style-name="gr3" draw:text-style-name="P1" draw:layer="layout" svg:x1="3.955cm" svg:y1="14.605cm" svg:x2="3.799cm" svg:y2="14.181cm">
            <text:p/>
          </draw:line>
          <draw:line draw:style-name="gr3" draw:text-style-name="P1" draw:layer="layout" svg:x1="3.955cm" svg:y1="14.604cm" svg:x2="4.112cm" svg:y2="14.181cm">
            <text:p/>
          </draw:line>
          <draw:line draw:style-name="gr3" draw:text-style-name="P1" draw:layer="layout" svg:x1="4.269cm" svg:y1="14.605cm" svg:x2="4.112cm" svg:y2="14.181cm">
            <text:p/>
          </draw:line>
          <draw:line draw:style-name="gr3" draw:text-style-name="P1" draw:layer="layout" svg:x1="4.267cm" svg:y1="14.604cm" svg:x2="4.424cm" svg:y2="14.181cm">
            <text:p/>
          </draw:line>
          <draw:line draw:style-name="gr3" draw:text-style-name="P1" draw:layer="layout" svg:x1="4.581cm" svg:y1="14.605cm" svg:x2="4.424cm" svg:y2="14.181cm">
            <text:p/>
          </draw:line>
          <draw:line draw:style-name="gr3" draw:text-style-name="P1" draw:layer="layout" svg:x1="4.581cm" svg:y1="14.605cm" svg:x2="4.658cm" svg:y2="14.393cm">
            <text:p/>
          </draw:line>
        </draw:g>
        <draw:line draw:style-name="gr3" draw:text-style-name="P1" draw:layer="layout" svg:x1="3.721cm" svg:y1="13.546cm" svg:x2="2.542cm" svg:y2="13.546cm">
          <text:p/>
        </draw:line>
        <draw:line draw:style-name="gr3" draw:text-style-name="P1" draw:layer="layout" svg:x1="3.721cm" svg:y1="14.393cm" svg:x2="2.542cm" svg:y2="14.393cm">
          <text:p/>
        </draw:line>
        <draw:line draw:style-name="gr3" draw:text-style-name="P1" draw:layer="layout" svg:x1="3.81cm" svg:y1="11.853cm" svg:x2="2.543cm" svg:y2="11.853cm">
          <text:p/>
        </draw:line>
        <draw:line draw:style-name="gr3" draw:text-style-name="P1" draw:layer="layout" svg:x1="3.81cm" svg:y1="12.7cm" svg:x2="2.543cm" svg:y2="12.7cm">
          <text:p/>
        </draw:line>
        <draw:line draw:style-name="gr3" draw:text-style-name="P1" draw:layer="layout" svg:x1="3.81cm" svg:y1="11.853cm" svg:x2="3.81cm" svg:y2="12.7cm">
          <text:p/>
        </draw:line>
        <draw:frame draw:style-name="gr5" draw:text-style-name="P4" draw:layer="layout" svg:width="2.329cm" svg:height="0.98cm" svg:x="1.058cm" svg:y="1.658cm">
          <draw:text-box>
            <text:p text:style-name="P4"><text:span text:style-name="T3">LPT port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1cm" svg:y="7.831cm">
          <draw:text-box>
            <text:p text:style-name="P4"><text:span text:style-name="T2">2-D0</text:span></text:p>
            <text:p text:style-name="P4"><text:span text:style-name="T1"/></text:p>
          </draw:text-box>
        </draw:frame>
        <draw:line draw:style-name="gr3" draw:text-style-name="P1" draw:layer="layout" svg:x1="12.488cm" svg:y1="6.773cm" svg:x2="3.175cm" svg:y2="6.773cm">
          <text:p/>
        </draw:line>
        <draw:line draw:style-name="gr3" draw:text-style-name="P1" draw:layer="layout" svg:x1="12.488cm" svg:y1="6.773cm" svg:x2="12.488cm" svg:y2="10.583cm">
          <text:p/>
        </draw:line>
        <draw:line draw:style-name="gr6" draw:text-style-name="P1" draw:layer="layout" svg:x1="7.408cm" svg:y1="6.773cm" svg:x2="7.408cm" svg:y2="8.043cm">
          <text:p/>
        </draw:line>
        <draw:frame draw:style-name="gr5" draw:text-style-name="P4" draw:layer="layout" svg:width="3.173cm" svg:height="0.882cm" svg:x="0.213cm" svg:y="6.35cm">
          <draw:text-box>
            <text:p text:style-name="P4"><text:span text:style-name="T2">14-AUTO FEED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8.466cm">
          <draw:text-box>
            <text:p text:style-name="P4"><text:span text:style-name="T2">3-D1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9.066cm">
          <draw:text-box>
            <text:p text:style-name="P4"><text:span text:style-name="T2">4-D2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9.701cm">
          <draw:text-box>
            <text:p text:style-name="P4"><text:span text:style-name="T2">5-D3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10.371cm">
          <draw:text-box>
            <text:p text:style-name="P4"><text:span text:style-name="T2">8-D6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11.606cm">
          <draw:text-box>
            <text:p text:style-name="P4"><text:span text:style-name="T2">6-D4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12.241cm">
          <draw:text-box>
            <text:p text:style-name="P4"><text:span text:style-name="T2">10-ACK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13.088cm">
          <draw:text-box>
            <text:p text:style-name="P4"><text:span text:style-name="T2">11-BUSY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2cm" svg:y="13.97cm">
          <draw:text-box>
            <text:p text:style-name="P4"><text:span text:style-name="T2">13-SLCT</text:span></text:p>
            <text:p text:style-name="P4"><text:span text:style-name="T1"/></text:p>
          </draw:text-box>
        </draw:frame>
        <draw:line draw:style-name="gr3" draw:text-style-name="P1" draw:layer="layout" svg:x1="3.811cm" svg:y1="15.663cm" svg:x2="2.544cm" svg:y2="15.663cm">
          <text:p/>
        </draw:line>
        <draw:line draw:style-name="gr3" draw:text-style-name="P1" draw:layer="layout" svg:x1="3.81cm" svg:y1="15.663cm" svg:x2="3.81cm" svg:y2="16.51cm">
          <text:p/>
        </draw:line>
        <draw:line draw:style-name="gr3" draw:text-style-name="P1" draw:layer="layout" svg:x1="4.233cm" svg:y1="16.51cm" svg:x2="3.385cm" svg:y2="16.51cm">
          <text:p/>
        </draw:line>
        <draw:line draw:style-name="gr3" draw:text-style-name="P1" draw:layer="layout" svg:x1="4.021cm" svg:y1="16.721cm" svg:x2="3.598cm" svg:y2="16.721cm">
          <text:p/>
        </draw:line>
        <draw:frame draw:style-name="gr5" draw:text-style-name="P4" draw:layer="layout" svg:width="1.482cm" svg:height="0.882cm" svg:x="3.175cm" svg:y="16.686cm">
          <draw:text-box>
            <text:p text:style-name="P4"><text:span text:style-name="T2">GND</text:span></text:p>
            <text:p text:style-name="P4"><text:span text:style-name="T1"/></text:p>
          </draw:text-box>
        </draw:frame>
        <draw:frame draw:style-name="gr5" draw:text-style-name="P4" draw:layer="layout" svg:width="2.117cm" svg:height="0.882cm" svg:x="0.213cm" svg:y="15.204cm">
          <draw:text-box>
            <text:p text:style-name="P4"><text:span text:style-name="T2">18-25</text:span></text:p>
            <text:p text:style-name="P4"><text:span text:style-name="T1"/></text:p>
          </draw:text-box>
        </draw:frame>
        <draw:line draw:style-name="gr3" draw:text-style-name="P1" draw:layer="layout" svg:x1="16.849cm" svg:y1="5.08cm" svg:x2="19.05cm" svg:y2="5.08cm">
          <text:p/>
        </draw:line>
        <draw:line draw:style-name="gr3" draw:text-style-name="P1" draw:layer="layout" svg:x1="16.849cm" svg:y1="3.598cm" svg:x2="16.849cm" svg:y2="5.08cm">
          <text:p/>
        </draw:line>
        <draw:line draw:style-name="gr3" draw:text-style-name="P1" draw:layer="layout" svg:x1="17.145cm" svg:y1="3.598cm" svg:x2="16.594cm" svg:y2="3.598cm">
          <text:p/>
        </draw:line>
        <draw:frame draw:style-name="gr5" draw:text-style-name="P4" draw:layer="layout" svg:width="1.482cm" svg:height="0.882cm" svg:x="16.298cm" svg:y="3.136cm">
          <draw:text-box>
            <text:p text:style-name="P4"><text:span text:style-name="T2">Vcc</text:span></text:p>
            <text:p text:style-name="P4"><text:span text:style-name="T1"/></text:p>
          </draw:text-box>
        </draw:frame>
        <draw:line draw:style-name="gr3" draw:text-style-name="P1" draw:layer="layout" svg:x1="19.05cm" svg:y1="8.255cm" svg:x2="7.83cm" svg:y2="8.255cm">
          <text:p/>
        </draw:line>
        <draw:line draw:style-name="gr6" draw:text-style-name="P1" draw:layer="layout" svg:x1="8.678cm" svg:y1="6.773cm" svg:x2="8.678cm" svg:y2="8.678cm">
          <text:p/>
        </draw:line>
        <draw:line draw:style-name="gr6" draw:text-style-name="P1" draw:layer="layout" svg:x1="9.948cm" svg:y1="6.773cm" svg:x2="9.948cm" svg:y2="9.313cm">
          <text:p/>
        </draw:line>
        <draw:line draw:style-name="gr6" draw:text-style-name="P1" draw:layer="layout" svg:x1="11.218cm" svg:y1="6.773cm" svg:x2="11.218cm" svg:y2="9.948cm">
          <text:p/>
        </draw:line>
        <draw:line draw:style-name="gr3" draw:text-style-name="P1" draw:layer="layout" svg:x1="19.05cm" svg:y1="8.89cm" svg:x2="9.109cm" svg:y2="8.89cm">
          <text:p/>
        </draw:line>
        <draw:line draw:style-name="gr3" draw:text-style-name="P1" draw:layer="layout" svg:x1="19.05cm" svg:y1="10.16cm" svg:x2="11.649cm" svg:y2="10.16cm">
          <text:p/>
        </draw:line>
        <draw:line draw:style-name="gr3" draw:text-style-name="P1" draw:layer="layout" svg:x1="19.051cm" svg:y1="9.525cm" svg:x2="10.371cm" svg:y2="9.525cm">
          <text:p/>
        </draw:line>
        <draw:line draw:style-name="gr3" draw:text-style-name="P1" draw:layer="layout" svg:x1="19.051cm" svg:y1="10.795cm" svg:x2="12.911cm" svg:y2="10.795cm">
          <text:p/>
        </draw:line>
        <draw:line draw:style-name="gr3" draw:text-style-name="P1" draw:layer="layout" svg:x1="19.051cm" svg:y1="13.546cm" svg:x2="9.319cm" svg:y2="13.546cm">
          <text:p/>
        </draw:line>
        <draw:line draw:style-name="gr3" draw:text-style-name="P1" draw:layer="layout" svg:x1="19.051cm" svg:y1="14.393cm" svg:x2="10.589cm" svg:y2="14.393cm">
          <text:p/>
        </draw:line>
        <draw:line draw:style-name="gr3" draw:text-style-name="P1" draw:layer="layout" svg:x1="17.569cm" svg:y1="15.663cm" svg:x2="19.05cm" svg:y2="15.663cm">
          <text:p/>
        </draw:line>
        <draw:line draw:style-name="gr3" draw:text-style-name="P1" draw:layer="layout" svg:x1="17.568cm" svg:y1="15.663cm" svg:x2="17.568cm" svg:y2="16.51cm">
          <text:p/>
        </draw:line>
        <draw:line draw:style-name="gr3" draw:text-style-name="P1" draw:layer="layout" svg:x1="17.991cm" svg:y1="16.51cm" svg:x2="17.143cm" svg:y2="16.51cm">
          <text:p/>
        </draw:line>
        <draw:line draw:style-name="gr3" draw:text-style-name="P1" draw:layer="layout" svg:x1="17.779cm" svg:y1="16.721cm" svg:x2="17.356cm" svg:y2="16.721cm">
          <text:p/>
        </draw:line>
        <draw:frame draw:style-name="gr5" draw:text-style-name="P4" draw:layer="layout" svg:width="1.482cm" svg:height="0.882cm" svg:x="16.933cm" svg:y="16.686cm">
          <draw:text-box>
            <text:p text:style-name="P4"><text:span text:style-name="T2">GND</text:span></text:p>
            <text:p text:style-name="P4"><text:span text:style-name="T1"/></text:p>
          </draw:text-box>
        </draw:frame>
        <draw:frame draw:style-name="gr5" draw:text-style-name="P4" draw:layer="layout" svg:width="3.811cm" svg:height="1.467cm" svg:x="16.297cm" svg:y="1.659cm">
          <draw:text-box>
            <text:p text:style-name="P4"><text:span text:style-name="T3">ByteBlaster II pins</text:span></text:p>
            <text:p text:style-name="P4"><text:span text:style-name="T1"/></text:p>
          </draw:text-box>
        </draw:frame>
        <draw:frame draw:style-name="gr7" draw:text-style-name="P4" draw:layer="layout" svg:width="7.832cm" svg:height="1.694cm" svg:x="0.634cm" svg:y="17.991cm">
          <draw:text-box>
            <text:p text:style-name="P4"><text:span text:style-name="T2">* Series resistors typically 100 </text:span><text:span text:style-name="T4">Ω</text:span></text:p>
            <text:p text:style-name="P4"><text:span text:style-name="T4">Target device (EPCS1) pins are 3.3V tolerant</text:span></text:p>
            <text:p text:style-name="P4"><text:span text:style-name="T4">VCC = 3.3 V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4.656cm">
          <draw:text-box>
            <text:p text:style-name="P4"><text:span text:style-name="T2">4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7.831cm">
          <draw:text-box>
            <text:p text:style-name="P4"><text:span text:style-name="T2">1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8.431cm">
          <draw:text-box>
            <text:p text:style-name="P4"><text:span text:style-name="T2">5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9.066cm">
          <draw:text-box>
            <text:p text:style-name="P4"><text:span text:style-name="T2">8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9.701cm">
          <draw:text-box>
            <text:p text:style-name="P4"><text:span text:style-name="T2">6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10.371cm">
          <draw:text-box>
            <text:p text:style-name="P4"><text:span text:style-name="T2">9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13.123cm">
          <draw:text-box>
            <text:p text:style-name="P4"><text:span text:style-name="T2">3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13.97cm">
          <draw:text-box>
            <text:p text:style-name="P4"><text:span text:style-name="T2">7</text:span></text:p>
            <text:p text:style-name="P4"><text:span text:style-name="T1"/></text:p>
          </draw:text-box>
        </draw:frame>
        <draw:frame draw:style-name="gr5" draw:text-style-name="P4" draw:layer="layout" svg:width="1.694cm" svg:height="0.882cm" svg:x="19.049cm" svg:y="15.204cm">
          <draw:text-box>
            <text:p text:style-name="P4"><text:span text:style-name="T2">2, 10</text:span></text:p>
            <text:p text:style-name="P4"><text:span text:style-name="T1"/></text:p>
          </draw:text-box>
        </draw:frame>
        <draw:frame draw:style-name="gr5" draw:text-style-name="P4" draw:layer="layout" svg:width="3.173cm" svg:height="0.882cm" svg:x="0.213cm" svg:y="4.608cm">
          <draw:text-box>
            <text:p text:style-name="P4"><text:span text:style-name="T2">15-ERROR</text:span></text:p>
            <text:p text:style-name="P4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8-03-14T10:35:16</meta:creation-date>
    <dc:date>2008-03-14T11:17:26</dc:date>
    <dc:language>en-US</dc:language>
    <meta:editing-cycles>15</meta:editing-cycles>
    <meta:editing-duration>PT42M10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